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1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0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06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05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0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03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0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2000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1999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1998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199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1996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1995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1993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199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1" meta:object-count="0"/>
    <meta:user-defined meta:name="AppVersion">3.0</meta:user-defined>
  </office:meta>
</office:document-meta>
</file>